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Liberation Mono" fo:font-size="11pt" officeooo:rsid="001a6d77" officeooo:paragraph-rsid="001a6d77" style:font-size-asian="11pt" style:font-size-complex="11pt"/>
    </style:style>
    <style:style style:name="P2" style:family="paragraph" style:parent-style-name="Standard">
      <style:paragraph-properties fo:line-height="150%" fo:text-align="justify" style:justify-single-word="false"/>
      <style:text-properties style:font-name="Liberation Mono" fo:font-size="11pt" officeooo:rsid="001a6d77" officeooo:paragraph-rsid="001acbae" style:font-size-asian="11pt" style:font-size-complex="11pt"/>
    </style:style>
    <style:style style:name="P3" style:family="paragraph" style:parent-style-name="Standard">
      <style:paragraph-properties fo:line-height="150%" fo:text-align="justify" style:justify-single-word="false"/>
      <style:text-properties style:font-name="Liberation Mono" fo:font-size="11pt" officeooo:rsid="001acbae" officeooo:paragraph-rsid="001acbae" style:font-size-asian="11pt" style:font-size-complex="11pt"/>
    </style:style>
    <style:style style:name="P4" style:family="paragraph" style:parent-style-name="Standard">
      <style:paragraph-properties fo:line-height="150%" fo:text-align="justify" style:justify-single-word="false"/>
      <style:text-properties style:font-name="Liberation Mono" fo:font-size="11pt" officeooo:rsid="001cab8d" officeooo:paragraph-rsid="001cab8d" style:font-size-asian="11pt" style:font-size-complex="11pt"/>
    </style:style>
    <style:style style:name="P5" style:family="paragraph" style:parent-style-name="Standard">
      <style:paragraph-properties fo:line-height="150%" fo:text-align="justify" style:justify-single-word="false"/>
      <style:text-properties style:font-name="Liberation Mono" fo:font-size="11pt" officeooo:rsid="001e0083" officeooo:paragraph-rsid="001e0083" style:font-size-asian="11pt" style:font-size-complex="11pt"/>
    </style:style>
    <style:style style:name="P6" style:family="paragraph" style:parent-style-name="Standard">
      <style:paragraph-properties fo:line-height="150%" fo:text-align="justify" style:justify-single-word="false"/>
      <style:text-properties style:font-name="Liberation Mono" fo:font-size="11pt" officeooo:rsid="001ea6c9" officeooo:paragraph-rsid="001ea6c9" style:font-size-asian="11pt" style:font-size-complex="11pt"/>
    </style:style>
    <style:style style:name="P7" style:family="paragraph" style:parent-style-name="Standard">
      <style:paragraph-properties fo:line-height="150%" fo:text-align="justify" style:justify-single-word="false"/>
      <style:text-properties style:font-name="Liberation Mono" fo:font-size="11pt" officeooo:rsid="001ea6c9" officeooo:paragraph-rsid="001f7756" style:font-size-asian="11pt" style:font-size-complex="11pt"/>
    </style:style>
    <style:style style:name="P8" style:family="paragraph" style:parent-style-name="Standard">
      <style:paragraph-properties fo:line-height="150%" fo:text-align="justify" style:justify-single-word="false"/>
      <style:text-properties style:font-name="Liberation Mono" fo:font-size="11pt" officeooo:rsid="001f2fed" officeooo:paragraph-rsid="001f2fed" style:font-size-asian="11pt" style:font-size-complex="11pt"/>
    </style:style>
    <style:style style:name="P9" style:family="paragraph" style:parent-style-name="Standard">
      <style:paragraph-properties fo:line-height="150%" fo:text-align="justify" style:justify-single-word="false"/>
      <style:text-properties style:font-name="Liberation Mono" fo:font-size="11pt" officeooo:rsid="001f7756" officeooo:paragraph-rsid="001f7756" style:font-size-asian="11pt" style:font-size-complex="11pt"/>
    </style:style>
    <style:style style:name="P10" style:family="paragraph" style:parent-style-name="Standard">
      <style:paragraph-properties fo:line-height="150%" fo:text-align="justify" style:justify-single-word="false"/>
      <style:text-properties style:font-name="Liberation Mono" fo:font-size="11pt" officeooo:rsid="0020ed4d" officeooo:paragraph-rsid="0020ed4d" style:font-size-asian="11pt" style:font-size-complex="11pt"/>
    </style:style>
    <style:style style:name="P11" style:family="paragraph" style:parent-style-name="Standard">
      <style:paragraph-properties fo:line-height="150%" fo:text-align="justify" style:justify-single-word="false"/>
      <style:text-properties style:font-name="Liberation Mono" fo:font-size="11pt" officeooo:rsid="0020ed4d" officeooo:paragraph-rsid="0022d180" style:font-size-asian="11pt" style:font-size-complex="11pt"/>
    </style:style>
    <style:style style:name="P12" style:family="paragraph" style:parent-style-name="Standard">
      <style:paragraph-properties fo:line-height="150%" fo:text-align="justify" style:justify-single-word="false"/>
      <style:text-properties style:font-name="Liberation Mono" fo:font-size="11pt" officeooo:rsid="0022d180" officeooo:paragraph-rsid="0022d180" style:font-size-asian="11pt" style:font-size-complex="11pt"/>
    </style:style>
    <style:style style:name="P13" style:family="paragraph" style:parent-style-name="Standard">
      <style:paragraph-properties fo:line-height="150%" fo:text-align="justify" style:justify-single-word="false"/>
      <style:text-properties style:font-name="Liberation Mono" fo:font-size="11pt" officeooo:rsid="00238422" officeooo:paragraph-rsid="00238422" style:font-size-asian="11pt" style:font-size-complex="11pt"/>
    </style:style>
    <style:style style:name="P14" style:family="paragraph" style:parent-style-name="Standard">
      <style:paragraph-properties fo:line-height="150%" fo:text-align="justify" style:justify-single-word="false"/>
      <style:text-properties style:font-name="Liberation Mono" fo:font-size="11pt" officeooo:rsid="0023fd5f" officeooo:paragraph-rsid="0023fd5f" style:font-size-asian="11pt" style:font-size-complex="11pt"/>
    </style:style>
    <style:style style:name="P15" style:family="paragraph" style:parent-style-name="Standard">
      <style:paragraph-properties fo:line-height="150%" fo:text-align="justify" style:justify-single-word="false"/>
      <style:text-properties style:font-name="Liberation Mono" fo:font-size="11pt" officeooo:rsid="0025c25a" officeooo:paragraph-rsid="0025c25a" style:font-size-asian="11pt" style:font-size-complex="11pt"/>
    </style:style>
    <style:style style:name="P16" style:family="paragraph" style:parent-style-name="Standard">
      <style:paragraph-properties fo:line-height="150%" fo:text-align="justify" style:justify-single-word="false"/>
      <style:text-properties style:font-name="Liberation Mono" fo:font-size="11pt" officeooo:rsid="00269422" officeooo:paragraph-rsid="00269422" style:font-size-asian="11pt" style:font-size-complex="11pt"/>
    </style:style>
    <style:style style:name="P17" style:family="paragraph" style:parent-style-name="Standard">
      <style:paragraph-properties fo:line-height="150%" fo:text-align="justify" style:justify-single-word="false"/>
      <style:text-properties style:font-name="Liberation Mono" fo:font-size="11pt" officeooo:rsid="00271d71" officeooo:paragraph-rsid="00271d71" style:font-size-asian="11pt" style:font-size-complex="11pt"/>
    </style:style>
    <style:style style:name="P18" style:family="paragraph" style:parent-style-name="Standard">
      <style:paragraph-properties fo:line-height="150%" fo:text-align="justify" style:justify-single-word="false"/>
      <style:text-properties style:font-name="Liberation Mono" fo:font-size="11pt" officeooo:rsid="002c6cf0" officeooo:paragraph-rsid="002c6cf0" style:font-size-asian="11pt" style:font-size-complex="11pt"/>
    </style:style>
    <style:style style:name="P19" style:family="paragraph" style:parent-style-name="Standard">
      <style:paragraph-properties fo:line-height="150%" fo:text-align="justify" style:justify-single-word="false"/>
      <style:text-properties style:font-name="Liberation Mono" fo:font-size="11pt" officeooo:rsid="002d360f" officeooo:paragraph-rsid="002d360f" style:font-size-asian="11pt" style:font-size-complex="11pt"/>
    </style:style>
    <style:style style:name="P20" style:family="paragraph" style:parent-style-name="Standard">
      <style:paragraph-properties fo:line-height="150%" fo:text-align="justify" style:justify-single-word="false"/>
      <style:text-properties style:font-name="Liberation Mono" fo:font-size="11pt" officeooo:rsid="0023fd5f" officeooo:paragraph-rsid="0023fd5f" fo:background-color="#ffff99" style:font-size-asian="11pt" style:font-size-complex="11pt"/>
    </style:style>
    <style:style style:name="P21" style:family="paragraph" style:parent-style-name="Standard">
      <style:paragraph-properties fo:line-height="150%" fo:text-align="justify" style:justify-single-word="false"/>
      <style:text-properties style:font-name="Liberation Mono" fo:font-size="11pt" officeooo:rsid="002c6cf0" officeooo:paragraph-rsid="002c6cf0" fo:background-color="#ffff99" style:font-size-asian="11pt" style:font-size-complex="11pt"/>
    </style:style>
    <style:style style:name="P22" style:family="paragraph" style:parent-style-name="Standard">
      <style:paragraph-properties fo:line-height="150%" fo:text-align="justify" style:justify-single-word="false"/>
      <style:text-properties style:font-name="Liberation Mono" fo:font-size="11pt" officeooo:rsid="001acbae" officeooo:paragraph-rsid="001acbae" style:font-size-asian="11pt" style:font-size-complex="11pt"/>
    </style:style>
    <style:style style:name="P23" style:family="paragraph" style:parent-style-name="Standard">
      <style:paragraph-properties fo:line-height="150%" fo:text-align="justify" style:justify-single-word="false"/>
      <style:text-properties style:font-name="Liberation Mono" fo:font-size="11pt" officeooo:rsid="0023fd5f" officeooo:paragraph-rsid="00238422" style:font-size-asian="11pt" style:font-size-complex="11pt"/>
    </style:style>
    <style:style style:name="T1" style:family="text">
      <style:text-properties officeooo:rsid="001acbae"/>
    </style:style>
    <style:style style:name="T2" style:family="text">
      <style:text-properties officeooo:rsid="001bde7e"/>
    </style:style>
    <style:style style:name="T3" style:family="text">
      <style:text-properties officeooo:rsid="001cab8d"/>
    </style:style>
    <style:style style:name="T4" style:family="text">
      <style:text-properties officeooo:rsid="001d885b"/>
    </style:style>
    <style:style style:name="T5" style:family="text">
      <style:text-properties officeooo:rsid="001ea6c9"/>
    </style:style>
    <style:style style:name="T6" style:family="text">
      <style:text-properties officeooo:rsid="001f7756"/>
    </style:style>
    <style:style style:name="T7" style:family="text">
      <style:text-properties officeooo:rsid="0022d180"/>
    </style:style>
    <style:style style:name="T8" style:family="text">
      <style:text-properties officeooo:rsid="00238422"/>
    </style:style>
    <style:style style:name="T9" style:family="text">
      <style:text-properties officeooo:rsid="0023fd5f"/>
    </style:style>
    <style:style style:name="T10" style:family="text">
      <style:text-properties officeooo:rsid="0028bf5a"/>
    </style:style>
    <style:style style:name="T11" style:family="text">
      <style:text-properties officeooo:rsid="0028fb75"/>
    </style:style>
    <style:style style:name="T12" style:family="text">
      <style:text-properties officeooo:rsid="002ae682"/>
    </style:style>
    <style:style style:name="T13" style:family="text">
      <style:text-properties officeooo:rsid="002e21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el pracy</text:p>
      <text:p text:style-name="P1"/>
      <text:p text:style-name="P1">Celem niniejszej pracy było opracowanie oraz stworzenie narzędzia wykonującego testowanie mutacyjne programów i testów w języku Ruby. </text:p>
      <text:p text:style-name="P1"/>
      <text:p text:style-name="P1">Testowanie mutacyjne jest techniką weryfikacji jakości zbioru testów dla danego programu. W jej realizacji celowo są wprowadzane błędy na poziomie składniowym (“mutacje”) - jakie to będą zmiany jest określane przez zbiór operatorów mutacyjnych (np. zamiana “+” na “-”). Stworzone tak programy (“mutanty”) są poddawane testom zaprojektowanym dla oryginalnego programu. Jeśli test mutanta zakończy się niepowodzeniem, to znaczy, że testy są wystarczająco dobre, by taki błąd wychwycić. Mutant, który nie przeszedł testów, nazywany jest “zabitym”. Celem programisty ma być poprawianie testów tak długo, aż wszystkie (bądź znaczna większość) mutanty zostaną “zabite” - czyli doprowadzenie testów do bardzo wysokiej jakości. Takie testy potencjalnie wychwycą większość błędów na poziomie składni, jakie może popełnić programista. </text:p>
      <text:p text:style-name="P1"/>
      <text:p text:style-name="P2"><text:span text:style-name="T2">Podczas</text:span> realizacji zadania stworzenia takiego narzędzia dla <text:s/>Ruby konieczne było opracowanie operatorów mutacyjnych, własciwych dla tego języka programowania. Został zaproponowany pewien zbiór operatorów mutacyjnych, <text:span text:style-name="T1">do których przygotowania zostały wykorzystane:</text:span></text:p>
      <text:p text:style-name="P2">- istniejące operatory mutacyjne dla innych popularnych języków,</text:p>
      <text:p text:style-name="P2">- operatory uniwersalne, które można zastosować <text:span text:style-name="T1">dla większości jezyków programowania,</text:span></text:p>
      <text:p text:style-name="P2">- <text:span text:style-name="T1">składnia języka Ruby - ze względu na brak opracowań dot. operatorów mutacyjnych specyficznych dla tego języka, część operatorów została autorsko opracowana od podstaw.</text:span></text:p>
      <text:p text:style-name="P3">W procesie tworzenia operatorów rozważana była również wieloparadygmatowość Ruby – odwoływano się do paradygmatów:</text:p>
      <text:p text:style-name="P3">- obiektowego,</text:p>
      <text:p text:style-name="P3">- funkcyjnego,</text:p>
      <text:p text:style-name="P3">- imperatywnego.</text:p>
      <text:p text:style-name="P3"/>
      <text:p text:style-name="P3">W ramach pracy została wytworzona aplikacja w języku Ruby o nazwie Mutatron3000, która realizuje wyznaczone założenia – umożliwia wygenerowanie zbioru mutantów oraz poddanie ich testom. Gromadzi również wyniki testów i informuje o odsetku “zabitych” mutantów, co jest oceną jakości testów. </text:p>
      <text:p text:style-name="P3"><text:soft-page-break/></text:p>
      <text:p text:style-name="P3">W <text:span text:style-name="T3">Mutatronie3000</text:span> zostało zaimplementowane osiem z zaproponowanych operatorów. Wybrano je, kładąc nacisk na operatory specyficzne dla Ruby, jak również uniwersalne operatory. Brane pod uwagę były również ograniczenia implementacyjne oraz możliwości wykorzystywanych w aplikacji narzędzi. </text:p>
      <text:p text:style-name="P3"/>
      <text:p text:style-name="P4">Mutatron3000 został poddany testom, które przeszedł pozytywnie. Na podstawie przykładowych programów i zestawów testów dla nich przygotowanych zostało ocenione, że aplikacja poprawnie tworzy mutanty oraz <text:span text:style-name="T4">przeprowadza na nich testy</text:span>, dając prawidłowe wyniki. <text:span text:style-name="T13">Ze względu na brak deterministyczności przy generowaniu mutantów, testy zostały powtórzone wielokrotnie. Jedynymi sytuacjami, z którymi boryka się <text:s/>Mutatron3000, są takie, w których po wprowadzeniu mutacji dla danych testowych program wpada w nieskończoną pętlę, jednak takie sytuacje są jednocześnie dosyć rzadkie, jak i trudne do wychwycenia – dlatego też zostały pominięte. <text:s/></text:span></text:p>
      <text:p text:style-name="P4"/>
      <text:p text:style-name="P5">5. Przykłady działania </text:p>
      <text:p text:style-name="P5">W poniższym rozdziale zostaną pokazane przykłady działania Mutatronu3000, z naciskiem na przedstawienie działania części mutującej (MutationComponent) i zaimplementowanych operatorów mutacyjnych. </text:p>
      <text:p text:style-name="P5"/>
      <text:p text:style-name="P5">5.1. Schemat działania części mutującej Mutatronu3000 (MutationComponent)</text:p>
      <text:p text:style-name="P8">krok po kroku</text:p>
      <text:p text:style-name="P15">Niniejszy przykład działania części mutującej przedstawia działanie klasy MutationComponent dla danego programu examples/example_<text:span text:style-name="T10">LCR</text:span>.rb i operatora <text:s/><text:span text:style-name="T10">LCR</text:span>, który zamienia operator arytmetyczny na inny. </text:p>
      <text:p text:style-name="P16">1) W konstruktorze klasy MutationComponent na podstawie informacji o ścieżce do pliku z mutowanym kodem tworzony jest bufor (klasa Parser::Source::Buffer), do którego wczytywana jest zawartość pliku.</text:p>
      <text:p text:style-name="P16">2) Następnie, również w kontruktorze, tworzona jest instancja parsera oraz, na podstawie nazwy operatora mutacyjnego, instancja klasy operatora mutacyjnego (podklasa klasy MutationOperator).</text:p>
      <text:p text:style-name="P16">3) Dalej wykonywana jest analiza składniowa kodu z bufora – przetworzony zostaje on na drzewo AST.</text:p>
      <text:p text:style-name="P16">4) Po uruchomieniu funkcji publicznej MutationComponent.mutate zostaje wywołana <text:span text:style-name="T11">metoda</text:span> mutate z <text:span text:style-name="T11">klasy operatora mutacyjnego (funkcja ta jest dziedziczona z MutationOperator i nie nadpisywana)</text:span>. <text:span text:style-name="T12">W przykładzie jest to </text:span><text:soft-page-break/><text:span text:style-name="T12">funkcja LCR.mutate. </text:span></text:p>
      <text:p text:style-name="P16">5) <text:span text:style-name="T11">Wewnątrz funkcji MutationOperator.mutate dwa razy uruchamiana jest funkcja rewrite, wbudowana w wykorzystany parser. Przegląda ona drzewo AST i jeśli trafi na wyznaczony węzeł, może wykonać pewne czynności. Węzły, w których należy coś zrobić, są wyznaczane funkcjami on_&lt;typ węzła&gt;. W przykładzie Mutatrona3000 interesują węzły powiązane z operatorem LCR, a więc węzły typu "and" i "or". Dlatego też w klasie LCR istnieją funkcje on_and i on_or. Dzięki temu parser, przeglądając drzewo, zatrzyma się na każdym węźle typu "and" i wykona funkcję on_and, i analogicznie dla or.</text:span></text:p>
      <text:p text:style-name="P18">Funkcja rewrite jest wykonywana dwa razy, ponieważ za pierwszym razem służy do zliczenia liczby wystąpień danego typu węzła, a za drugim razem do wprowadzenia mutacji do wylosowanego ze znalezionych węzłów. Pomiędzy uruchomieniami zmieniana jest flaga @mutationMode, która oznacza, czy należy zliczać węzły, czy mutować. Losowany jest również węzeł, który ma zostać zmodyfikowany. </text:p>
      <text:p text:style-name="P18">6) Z powyższego powodu wewnątrz funkcji on_*, jeśli został znaleziony odpowiedni węzeł, uruchamiana jest funkcja MutationOperator.work. Metoda ta w zależności od flagi @mutationMode albo zlicza węzeł, albo (jeśli jest to wylosowany do zmutowania węzeł) uruchamia funkcję danego operatora mutacyjnego doMutate, która przeprowadza faktyczną mutację. W przykładzie jest to funkcja LCR.doMutate.</text:p>
      <text:p text:style-name="P18"/>
      <text:p text:style-name="P18">Kolejność wywołań jest dosyć skomplikowana, więc warto przedstawić ją na schemacie:</text:p>
      <text:p text:style-name="P21">(NA KARTCE)</text:p>
      <text:p text:style-name="P16"/>
      <text:p text:style-name="P21">Przykład, że po kolei wchodzi do każdego i zlicza, że losuje, że sprawdza czy to ten i mutuje</text:p>
      <text:p text:style-name="P16"/>
      <text:p text:style-name="P19">7) Wynik drugiego uruchomienia funkcji rewrite to zmutowany kod (nie AST – została już automatycznie przeprowadzona analiza wsteczna). Zostaje on zwrócony do MutationComponent.mutate, która zwraca go jako wynik. Dalej zostanie on zapisany do pliku. </text:p>
      <text:p text:style-name="P16"/>
      <text:p text:style-name="P5">5.2. Przyk<text:span text:style-name="T5">łady mutantów, wytworzonych przez Mutatron3000</text:span></text:p>
      <text:p text:style-name="P8">wszystkie example</text:p>
      <text:p text:style-name="P5"/>
      <text:p text:style-name="P6">5.3. Schemat pełnego działania Mutatronu3000 <text:span text:style-name="T6">na przykładzie</text:span></text:p>
      <text:p text:style-name="P7"><text:soft-page-break/>daj code1.rb, ze dwa mutanty, testy, co wypisuje na koniec (tylko żeby jeden był żywy I zeby był procent zabitych)</text:p>
      <text:p text:style-name="P8"><text:span text:style-name="T6">potem </text:span>krok po kroku</text:p>
      <text:p text:style-name="P8"/>
      <text:p text:style-name="P10">1) Mutatron3000 przyjmuje jako argumenty wywołania ścieżkę do programu (tested_program/code1.rb) oraz ścieżkę do programu uruchamiającego zestaw testów. P<text:span text:style-name="T7">rzykładowo, p</text:span>rogram jest uruchamiany następująco:</text:p>
      <text:p text:style-name="P10">$ ruby mutatron3000.rb tested_program/code1.rb tested_program/testsuite1.rb</text:p>
      <text:p text:style-name="P10"/>
      <text:p text:style-name="P11">2) <text:span text:style-name="T7">Tworzona jest instancja klasy Mutatron3000. Wywoływana jest metoda publiczna run <text:s/>z podanymi ścieżkami jako argumentami. </text:span></text:p>
      <text:p text:style-name="P10"/>
      <text:p text:style-name="P12">3) Wewnątrz metody run uruchamiane jest tworzenie mutantów - metoda prywatna create_mutants. Dla każdego z zaimplementowanych operatorów mutacyjnych tworzona jest instancja klasy MutationComponent, do której podawane są nazwa pliku oraz skrótowa nazwa danego operatora mutacyjnego. Uruchamiana jest metoda publiczna MutationComponent.mutate, która zwraca zmutowany kod w postaci łańcucha znaków. Wynik jest zapisywany do pliku o nazwie &lt;nazwa oryginalnego programu&gt;_&lt;nazwa operatora mutacyjnego&gt;. Np dla <text:span text:style-name="T8">programu tested_program/code1.rb i operatora mutacyjnego BRN mutant utworzony przez ten operator zapisany jest do pliku tested_program/code1.rb_BRN.</text:span></text:p>
      <text:p text:style-name="P13">Tak utworzone zostaje osiem plików – po jednym dla każdego operatora mutacyjnego. </text:p>
      <text:p text:style-name="P12"/>
      <text:p text:style-name="P13">4) Następnie, wewnątrz metody run uruchamiana jest metoda prywatna test_mutants, która poddaje każdy z mutantów testom. Ze względu na fakt, że <text:span text:style-name="T9">zestaw testów oczekuje pliku z testowanym kodem o określonej nazwie (tu code1.rb), aby przetestować mutanta, konieczna jest zmiana jego nazwy (uniknięto w ten sposób ingerowania w kod testów). Najpierw plik oryginalny ma zmienianą nazwę na &lt;oryginalna nazwa&gt;.bak (np. code1.rb.back). Dalej, dla każdego z mutantów (iteracja po liście operatorów mutacyjnych), wykonywane są następujące kroki:</text:span></text:p>
      <text:p text:style-name="P14">4.1) Sprawdzane jest, czy mutant nie jest identyczny z oryginalnym programem. Jeśli jest, nie należy brać takiego mutant pod uwagę (jest to sytuacja, że w kodzie oryginalnym nie było możliwości zastosowania danego operatora). Zostaje wypisana informacja o tym, jest zliczone takie zdarzenie, i przerywana jest obsługa tego mutanta (nie jest on w ogóle <text:soft-page-break/>poddawany testom). </text:p>
      <text:p text:style-name="P14">W przykładzie dzieje się tak z mutantem wygenerowanym na podstawie operatora EOR – w oryginalnym kodzie (code1.rb) nie występują funkcje porównujące, więc kod w code1.rb i code1.rb_EOR są identyczne. Taki mutant nie zostałby zabity, oczywiście, i fałszowałby tylko wyniki testowania.</text:p>
      <text:p text:style-name="P14">Jeżeli program różni sie od oryginału, program przechodzi do następnego kroku. </text:p>
      <text:p text:style-name="P23">4.2) Nazwa mutanta jest zmieniana na nazwę oryginalnego programu. Np. code1.rb_BRN zmienia nazwę na code1.rb. Dzięki temu program code1_test1.rb, który zawiera testy dla code1.rb i odwołuje się do niego (require_relative 'code1') będzie mógł przetestoać teraz tego mutanta. </text:p>
      <text:p text:style-name="P14">4.3) Test mutanta jest uruchamiany poprzez wywołanie konsolowe pliku z zestawem testów. Zwracany jest wynik w postaci najbardziej skróconej – ciąg kropek (odpowiadających poprawnemu wynikowi testów) i liter F (które oznaczają niepowodzenie testu). Litery F są zliczane. Jeśli wystąpiła choć jedna (czyli wystąpił choć jeden błąd podczas testowania), to mutant został "zabity" – wypisywana jest informacja o tym ("KILLED"). W przeciwnym przypadku, gdy wszystkie testy zostały zakończone sukcesem dla danego mutanta, wypisywana jest informacja, że jest on "żywy" ("ALIVE"). Mutant zabity jest zliczany.</text:p>
      <text:p text:style-name="P20">PRZYKŁAD ZABITEGO I ŻYWEGO I DLACZEGO TAK SIĘ STALO (KTÓRY WYCHWYCIŁ)</text:p>
      <text:p text:style-name="P14">4.4) Plik z mutantem z powrotem ma zmienianą nazwę na swoją oryginalną.</text:p>
      <text:p text:style-name="P14"/>
      <text:p text:style-name="P14">5) Po przetestowaniu wszystkich mutantów zmieniana jest nazwa testowanego programu na oryginalną (w przykładzie code1.rb.bak z powrotem na code1.rb) oraz wypisywana jest informacja o liczbie i odsetku zabitych mutantów oraz identycznych składniowo mutantów. </text:p>
      <text:p text:style-name="P8"/>
      <text:p text:style-name="P17"/>
      <text:p text:style-name="P6">5.4. Przykład<text:span text:style-name="T6">y</text:span> wyniku działania Mutatronu3000 </text:p>
      <text:p text:style-name="P9">ew. inny kod jeśli poczeba zapełnić :P</text:p>
      <text:p text:style-name="P9"/>
      <text:p text:style-name="P17">5.5 przykład mutanta jednoznacznego – gdy drygie break zamienione na next to nie zmienia działan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6T15:03:19.424976351</meta:creation-date>
    <dc:date>2015-08-26T21:38:08.696915036</dc:date>
    <meta:editing-duration>PT4H47M16S</meta:editing-duration>
    <meta:editing-cycles>20</meta:editing-cycles>
    <meta:generator>LibreOffice/4.3.7.2$Linux_X86_64 LibreOffice_project/430m0$Build-2</meta:generator>
    <meta:document-statistic meta:table-count="0" meta:image-count="0" meta:object-count="0" meta:page-count="5" meta:paragraph-count="52" meta:word-count="1324" meta:character-count="10060" meta:non-whitespace-character-count="8754"/>
  </office:meta>
</office:document-meta>
</file>